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fo:font-weight="normal" officeooo:rsid="001b05d8" officeooo:paragraph-rsid="001b05d8" style:font-weight-asian="normal" style:font-weight-complex="normal"/>
    </style:style>
    <style:style style:name="P2" style:family="paragraph" style:parent-style-name="Standard">
      <style:paragraph-properties fo:text-align="justify" style:justify-single-word="false"/>
      <style:text-properties style:font-name="arial" fo:font-weight="bold" officeooo:rsid="00175cdd" officeooo:paragraph-rsid="00175cdd"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2c3d97" officeooo:paragraph-rsid="002c3d97"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2aef0c" officeooo:paragraph-rsid="002aef0c"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376979" officeooo:paragraph-rsid="00376979"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3cb6f9" officeooo:paragraph-rsid="003cb6f9"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1afce2" officeooo:paragraph-rsid="001afce2"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433630" officeooo:paragraph-rsid="00433630"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4e7e9c" officeooo:paragraph-rsid="004e7e9c" style:font-weight-asian="bold" style:font-weight-complex="bold"/>
    </style:style>
    <style:style style:name="P10" style:family="paragraph" style:parent-style-name="Standard">
      <style:paragraph-properties fo:text-align="justify" style:justify-single-word="false"/>
      <style:text-properties style:font-name="arial" fo:font-weight="bold" officeooo:rsid="0064288a" officeooo:paragraph-rsid="0064288a"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7eef97" officeooo:paragraph-rsid="007eef97" style:font-weight-asian="bold" style:font-weight-complex="bold"/>
    </style:style>
    <style:style style:name="P1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weight="bold" officeooo:rsid="0080dbd7" officeooo:paragraph-rsid="0080dbd7" style:font-weight-asian="bold" style:font-weight-complex="bold"/>
    </style:style>
    <style:style style:name="P13" style:family="paragraph" style:parent-style-name="Standard">
      <style:paragraph-properties fo:text-align="justify" style:justify-single-word="false"/>
      <style:text-properties style:font-name="arial" fo:font-weight="normal" officeooo:rsid="001afce2" officeooo:paragraph-rsid="001afce2" style:font-weight-asian="normal" style:font-weight-complex="normal"/>
    </style:style>
    <style:style style:name="P14" style:family="paragraph" style:parent-style-name="Standard">
      <style:paragraph-properties fo:text-align="justify" style:justify-single-word="false"/>
      <style:text-properties style:font-name="arial" fo:font-weight="normal" officeooo:rsid="001c207c" officeooo:paragraph-rsid="001c207c" style:font-weight-asian="normal" style:font-weight-complex="normal"/>
    </style:style>
    <style:style style:name="P15" style:family="paragraph" style:parent-style-name="Standard">
      <style:paragraph-properties fo:text-align="justify" style:justify-single-word="false"/>
      <style:text-properties style:font-name="arial" fo:font-weight="normal" officeooo:rsid="002aef0c" officeooo:paragraph-rsid="002aef0c" style:font-weight-asian="normal" style:font-weight-complex="normal"/>
    </style:style>
    <style:style style:name="P16" style:family="paragraph" style:parent-style-name="Standard">
      <style:paragraph-properties fo:text-align="justify" style:justify-single-word="false"/>
      <style:text-properties style:font-name="arial" fo:font-weight="normal" officeooo:rsid="002c3d97" officeooo:paragraph-rsid="002c3d97" style:font-weight-asian="normal" style:font-weight-complex="normal"/>
    </style:style>
    <style:style style:name="P17" style:family="paragraph" style:parent-style-name="Standard">
      <style:paragraph-properties fo:text-align="justify" style:justify-single-word="false"/>
      <style:text-properties style:font-name="arial" fo:font-weight="normal" officeooo:rsid="002d29c0" officeooo:paragraph-rsid="002d29c0" style:font-weight-asian="normal" style:font-weight-complex="normal"/>
    </style:style>
    <style:style style:name="P18" style:family="paragraph" style:parent-style-name="Standard">
      <style:text-properties style:font-name="arial" fo:font-weight="normal" officeooo:rsid="0036a4bf" officeooo:paragraph-rsid="0036a4bf" style:font-weight-asian="normal" style:font-weight-complex="normal"/>
    </style:style>
    <style:style style:name="P19" style:family="paragraph" style:parent-style-name="Standard">
      <style:paragraph-properties fo:text-align="justify" style:justify-single-word="false"/>
      <style:text-properties style:font-name="arial" fo:font-weight="normal" officeooo:rsid="003794a8" officeooo:paragraph-rsid="003794a8" style:font-weight-asian="normal" style:font-weight-complex="normal"/>
    </style:style>
    <style:style style:name="P20" style:family="paragraph" style:parent-style-name="Standard">
      <style:paragraph-properties fo:text-align="justify" style:justify-single-word="false"/>
      <style:text-properties style:font-name="arial" fo:font-weight="normal" officeooo:rsid="003cb6f9" officeooo:paragraph-rsid="003cb6f9" style:font-weight-asian="normal" style:font-weight-complex="normal"/>
    </style:style>
    <style:style style:name="P21" style:family="paragraph" style:parent-style-name="Standard">
      <style:paragraph-properties fo:text-align="justify" style:justify-single-word="false"/>
      <style:text-properties style:font-name="arial" fo:font-weight="normal" officeooo:rsid="00433c61" officeooo:paragraph-rsid="004c02bf" style:font-weight-asian="normal" style:font-weight-complex="normal"/>
    </style:style>
    <style:style style:name="P22" style:family="paragraph" style:parent-style-name="Standard">
      <style:paragraph-properties fo:text-align="justify" style:justify-single-word="false"/>
      <style:text-properties style:font-name="arial" fo:font-weight="normal" officeooo:rsid="004c02bf" officeooo:paragraph-rsid="004c02bf" style:font-weight-asian="normal" style:font-weight-complex="normal"/>
    </style:style>
    <style:style style:name="P23" style:family="paragraph" style:parent-style-name="Standard">
      <style:paragraph-properties fo:text-align="justify" style:justify-single-word="false"/>
      <style:text-properties style:font-name="arial" fo:font-weight="normal" officeooo:rsid="004e5ec3" officeooo:paragraph-rsid="004e5ec3" style:font-weight-asian="normal" style:font-weight-complex="normal"/>
    </style:style>
    <style:style style:name="P24" style:family="paragraph" style:parent-style-name="Standard">
      <style:paragraph-properties fo:text-align="justify" style:justify-single-word="false"/>
      <style:text-properties style:font-name="arial" fo:font-weight="normal" officeooo:rsid="0050784f" officeooo:paragraph-rsid="0050784f" style:font-weight-asian="normal" style:font-weight-complex="normal"/>
    </style:style>
    <style:style style:name="P25" style:family="paragraph" style:parent-style-name="Standard">
      <style:paragraph-properties fo:text-align="justify" style:justify-single-word="false"/>
      <style:text-properties style:font-name="arial" fo:font-weight="normal" officeooo:rsid="0064288a" officeooo:paragraph-rsid="0064288a" style:font-weight-asian="normal" style:font-weight-complex="normal"/>
    </style:style>
    <style:style style:name="P26" style:family="paragraph" style:parent-style-name="Standard">
      <style:paragraph-properties fo:text-align="justify" style:justify-single-word="false"/>
      <style:text-properties style:font-name="arial" fo:font-weight="normal" officeooo:rsid="006da0ab" officeooo:paragraph-rsid="006da0ab" style:font-weight-asian="normal" style:font-weight-complex="normal"/>
    </style:style>
    <style:style style:name="P27" style:family="paragraph" style:parent-style-name="Standard">
      <style:paragraph-properties fo:text-align="justify" style:justify-single-word="false"/>
      <style:text-properties style:font-name="arial" fo:font-weight="normal" officeooo:rsid="0088059c" officeooo:paragraph-rsid="008ef6dd" style:font-weight-asian="normal" style:font-weight-complex="normal"/>
    </style:style>
    <style:style style:name="P28" style:family="paragraph" style:parent-style-name="Standard">
      <style:paragraph-properties fo:text-align="justify" style:justify-single-word="false"/>
      <style:text-properties style:font-name="arial" fo:font-weight="normal" officeooo:rsid="0088059c" officeooo:paragraph-rsid="0090156a" style:font-weight-asian="normal" style:font-weight-complex="normal"/>
    </style:style>
    <style:style style:name="P29" style:family="paragraph" style:parent-style-name="Standard">
      <style:paragraph-properties fo:text-align="justify" style:justify-single-word="false"/>
      <style:text-properties style:font-name="arial" fo:font-weight="normal" officeooo:rsid="00990515" officeooo:paragraph-rsid="00990515" style:font-weight-asian="normal" style:font-weight-complex="normal"/>
    </style:style>
    <style:style style:name="P30" style:family="paragraph" style:parent-style-name="Standard">
      <style:paragraph-properties fo:text-align="justify" style:justify-single-word="false"/>
      <style:text-properties style:font-name="arial" fo:font-weight="normal" officeooo:rsid="009ee524" officeooo:paragraph-rsid="009ee524"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rsid="00a1c9ee" officeooo:paragraph-rsid="00a1c9ee" style:font-weight-asian="normal" style:font-weight-complex="normal"/>
    </style:style>
    <style:style style:name="P32" style:family="paragraph" style:parent-style-name="Standard">
      <style:paragraph-properties fo:text-align="justify" style:justify-single-word="false"/>
      <style:text-properties style:font-name="arial" fo:font-weight="normal" officeooo:rsid="00a65742" officeooo:paragraph-rsid="00a65742" style:font-weight-asian="normal" style:font-weight-complex="normal"/>
    </style:style>
    <style:style style:name="P33" style:family="paragraph" style:parent-style-name="Standard">
      <style:paragraph-properties fo:text-align="justify" style:justify-single-word="false"/>
      <style:text-properties style:font-name="arial" fo:font-weight="normal" officeooo:rsid="00a79b8c" officeooo:paragraph-rsid="00a79b8c" style:font-weight-asian="normal" style:font-weight-complex="normal"/>
    </style:style>
    <style:style style:name="P34" style:family="paragraph" style:parent-style-name="Standard">
      <style:paragraph-properties fo:text-align="justify" style:justify-single-word="false"/>
      <style:text-properties style:font-name="arial" fo:font-weight="normal" officeooo:rsid="00b3245c" officeooo:paragraph-rsid="00b3245c" style:font-weight-asian="normal" style:font-weight-complex="normal"/>
    </style:style>
    <style:style style:name="P35" style:family="paragraph" style:parent-style-name="Standard">
      <style:paragraph-properties fo:text-align="justify" style:justify-single-word="false"/>
      <style:text-properties style:font-name="arial" fo:font-size="14pt" fo:font-weight="bold" officeooo:rsid="00175cdd" officeooo:paragraph-rsid="00175cdd"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arial" fo:font-weight="normal" officeooo:rsid="008ef6dd" officeooo:paragraph-rsid="0090156a" style:font-weight-asian="normal" style:font-weight-complex="normal"/>
    </style:style>
    <style:style style:name="P37" style:family="paragraph" style:parent-style-name="Standard">
      <style:paragraph-properties fo:text-align="justify" style:justify-single-word="false"/>
      <style:text-properties style:font-name="arial" fo:font-weight="normal" officeooo:rsid="00b62972" officeooo:paragraph-rsid="00b62972" style:font-weight-asian="normal" style:font-weight-complex="normal"/>
    </style:style>
    <style:style style:name="P38" style:family="paragraph" style:parent-style-name="Standard">
      <style:paragraph-properties fo:text-align="justify" style:justify-single-word="false"/>
      <style:text-properties style:font-name="arial" fo:font-weight="normal" officeooo:rsid="00ba0c7d" officeooo:paragraph-rsid="00ba0c7d" style:font-weight-asian="normal" style:font-weight-complex="normal"/>
    </style:style>
    <style:style style:name="P39" style:family="paragraph" style:parent-style-name="Standard">
      <style:paragraph-properties fo:text-align="justify" style:justify-single-word="false"/>
      <style:text-properties style:font-name="arial" fo:font-weight="normal" officeooo:rsid="00ba43db" officeooo:paragraph-rsid="00ba43db" style:font-weight-asian="normal" style:font-weight-complex="normal"/>
    </style:style>
    <style:style style:name="P40" style:family="paragraph" style:parent-style-name="Standard">
      <style:paragraph-properties fo:text-align="justify" style:justify-single-word="false"/>
      <style:text-properties style:font-name="arial" fo:font-weight="normal" officeooo:rsid="00bc6ba5" officeooo:paragraph-rsid="00bc6ba5" style:font-weight-asian="normal" style:font-weight-complex="normal"/>
    </style:style>
    <style:style style:name="P41" style:family="paragraph" style:parent-style-name="Standard">
      <style:paragraph-properties fo:text-align="justify" style:justify-single-word="false"/>
      <style:text-properties fo:font-weight="normal" officeooo:rsid="00175cdd" officeooo:paragraph-rsid="00175cdd" style:font-weight-asian="normal" style:font-weight-complex="normal"/>
    </style:style>
    <style:style style:name="T1" style:family="text">
      <style:text-properties style:font-name="arial"/>
    </style:style>
    <style:style style:name="T2" style:family="text">
      <style:text-properties style:font-name="arial" officeooo:rsid="001c1550"/>
    </style:style>
    <style:style style:name="T3" style:family="text">
      <style:text-properties style:font-name="arial" officeooo:rsid="001c207c"/>
    </style:style>
    <style:style style:name="T4" style:family="text">
      <style:text-properties officeooo:rsid="001d0b1c"/>
    </style:style>
    <style:style style:name="T5" style:family="text">
      <style:text-properties officeooo:rsid="001eeba4"/>
    </style:style>
    <style:style style:name="T6" style:family="text">
      <style:text-properties officeooo:rsid="0020694f"/>
    </style:style>
    <style:style style:name="T7" style:family="text">
      <style:text-properties officeooo:rsid="002189ce"/>
    </style:style>
    <style:style style:name="T8" style:family="text">
      <style:text-properties officeooo:rsid="002283a7"/>
    </style:style>
    <style:style style:name="T9" style:family="text">
      <style:text-properties officeooo:rsid="0022e5d9"/>
    </style:style>
    <style:style style:name="T10" style:family="text">
      <style:text-properties officeooo:rsid="00249331"/>
    </style:style>
    <style:style style:name="T11" style:family="text">
      <style:text-properties officeooo:rsid="0025b9bc"/>
    </style:style>
    <style:style style:name="T12" style:family="text">
      <style:text-properties officeooo:rsid="0025e167"/>
    </style:style>
    <style:style style:name="T13" style:family="text">
      <style:text-properties officeooo:rsid="00266a2c"/>
    </style:style>
    <style:style style:name="T14" style:family="text">
      <style:text-properties officeooo:rsid="00282ac4"/>
    </style:style>
    <style:style style:name="T15" style:family="text">
      <style:text-properties officeooo:rsid="002df456"/>
    </style:style>
    <style:style style:name="T16" style:family="text">
      <style:text-properties officeooo:rsid="002f6bad"/>
    </style:style>
    <style:style style:name="T17" style:family="text">
      <style:text-properties officeooo:rsid="00315811"/>
    </style:style>
    <style:style style:name="T18" style:family="text">
      <style:text-properties officeooo:rsid="003312e4"/>
    </style:style>
    <style:style style:name="T19" style:family="text">
      <style:text-properties officeooo:rsid="0034153e"/>
    </style:style>
    <style:style style:name="T20" style:family="text">
      <style:text-properties officeooo:rsid="003546c6"/>
    </style:style>
    <style:style style:name="T21" style:family="text">
      <style:text-properties officeooo:rsid="003858c3"/>
    </style:style>
    <style:style style:name="T22" style:family="text">
      <style:text-properties officeooo:rsid="003a0a7e"/>
    </style:style>
    <style:style style:name="T23" style:family="text">
      <style:text-properties officeooo:rsid="003f04a6"/>
    </style:style>
    <style:style style:name="T24" style:family="text">
      <style:text-properties officeooo:rsid="003f5f39"/>
    </style:style>
    <style:style style:name="T25" style:family="text">
      <style:text-properties officeooo:rsid="0040c3ef"/>
    </style:style>
    <style:style style:name="T26" style:family="text">
      <style:text-properties officeooo:rsid="0044e35c"/>
    </style:style>
    <style:style style:name="T27" style:family="text">
      <style:text-properties officeooo:rsid="00458d73"/>
    </style:style>
    <style:style style:name="T28" style:family="text">
      <style:text-properties officeooo:rsid="0045ccb4"/>
    </style:style>
    <style:style style:name="T29" style:family="text">
      <style:text-properties officeooo:rsid="00467ac9"/>
    </style:style>
    <style:style style:name="T30" style:family="text">
      <style:text-properties officeooo:rsid="00469f3a"/>
    </style:style>
    <style:style style:name="T31" style:family="text">
      <style:text-properties officeooo:rsid="0046eb5f"/>
    </style:style>
    <style:style style:name="T32" style:family="text">
      <style:text-properties officeooo:rsid="00478f5d"/>
    </style:style>
    <style:style style:name="T33" style:family="text">
      <style:text-properties officeooo:rsid="0048441a"/>
    </style:style>
    <style:style style:name="T34" style:family="text">
      <style:text-properties officeooo:rsid="0049a4b7"/>
    </style:style>
    <style:style style:name="T35" style:family="text">
      <style:text-properties officeooo:rsid="0049a815"/>
    </style:style>
    <style:style style:name="T36" style:family="text">
      <style:text-properties officeooo:rsid="004b4974"/>
    </style:style>
    <style:style style:name="T37" style:family="text">
      <style:text-properties officeooo:rsid="004c3bd3"/>
    </style:style>
    <style:style style:name="T38" style:family="text">
      <style:text-properties officeooo:rsid="004c48cd"/>
    </style:style>
    <style:style style:name="T39" style:family="text">
      <style:text-properties officeooo:rsid="004e24de"/>
    </style:style>
    <style:style style:name="T40" style:family="text">
      <style:text-properties officeooo:rsid="0050a56c"/>
    </style:style>
    <style:style style:name="T41" style:family="text">
      <style:text-properties officeooo:rsid="00515876"/>
    </style:style>
    <style:style style:name="T42" style:family="text">
      <style:text-properties officeooo:rsid="005356f0"/>
    </style:style>
    <style:style style:name="T43" style:family="text">
      <style:text-properties officeooo:rsid="0057dee0"/>
    </style:style>
    <style:style style:name="T44" style:family="text">
      <style:text-properties officeooo:rsid="00581c07"/>
    </style:style>
    <style:style style:name="T45" style:family="text">
      <style:text-properties officeooo:rsid="0058a439"/>
    </style:style>
    <style:style style:name="T46" style:family="text">
      <style:text-properties officeooo:rsid="0059b6d5"/>
    </style:style>
    <style:style style:name="T47" style:family="text">
      <style:text-properties officeooo:rsid="005b91f4"/>
    </style:style>
    <style:style style:name="T48" style:family="text">
      <style:text-properties officeooo:rsid="005c0d98"/>
    </style:style>
    <style:style style:name="T49" style:family="text">
      <style:text-properties officeooo:rsid="005dc760"/>
    </style:style>
    <style:style style:name="T50" style:family="text">
      <style:text-properties officeooo:rsid="005e904d"/>
    </style:style>
    <style:style style:name="T51" style:family="text">
      <style:text-properties officeooo:rsid="006074a6"/>
    </style:style>
    <style:style style:name="T52" style:family="text">
      <style:text-properties officeooo:rsid="00634f9a"/>
    </style:style>
    <style:style style:name="T53" style:family="text">
      <style:text-properties officeooo:rsid="0064288a"/>
    </style:style>
    <style:style style:name="T54" style:family="text">
      <style:text-properties officeooo:rsid="006911d4"/>
    </style:style>
    <style:style style:name="T55" style:family="text">
      <style:text-properties officeooo:rsid="006b98d7"/>
    </style:style>
    <style:style style:name="T56" style:family="text">
      <style:text-properties officeooo:rsid="006c4e59"/>
    </style:style>
    <style:style style:name="T57" style:family="text">
      <style:text-properties officeooo:rsid="006c6fad"/>
    </style:style>
    <style:style style:name="T58" style:family="text">
      <style:text-properties officeooo:rsid="006f43f8"/>
    </style:style>
    <style:style style:name="T59" style:family="text">
      <style:text-properties officeooo:rsid="0070c75f"/>
    </style:style>
    <style:style style:name="T60" style:family="text">
      <style:text-properties officeooo:rsid="00716d3b"/>
    </style:style>
    <style:style style:name="T61" style:family="text">
      <style:text-properties officeooo:rsid="00730a83"/>
    </style:style>
    <style:style style:name="T62" style:family="text">
      <style:text-properties officeooo:rsid="0074d465"/>
    </style:style>
    <style:style style:name="T63" style:family="text">
      <style:text-properties officeooo:rsid="0075c556"/>
    </style:style>
    <style:style style:name="T64" style:family="text">
      <style:text-properties officeooo:rsid="0076f6f6"/>
    </style:style>
    <style:style style:name="T65" style:family="text">
      <style:text-properties officeooo:rsid="0079804c"/>
    </style:style>
    <style:style style:name="T66" style:family="text">
      <style:text-properties officeooo:rsid="007af201"/>
    </style:style>
    <style:style style:name="T67" style:family="text">
      <style:text-properties officeooo:rsid="0088c400"/>
    </style:style>
    <style:style style:name="T68" style:family="text">
      <style:text-properties officeooo:rsid="008a1fac"/>
    </style:style>
    <style:style style:name="T69" style:family="text">
      <style:text-properties officeooo:rsid="008b8fa6"/>
    </style:style>
    <style:style style:name="T70" style:family="text">
      <style:text-properties officeooo:rsid="008d1e6a"/>
    </style:style>
    <style:style style:name="T71" style:family="text">
      <style:text-properties officeooo:rsid="008ef6dd"/>
    </style:style>
    <style:style style:name="T72" style:family="text">
      <style:text-properties officeooo:rsid="0090156a"/>
    </style:style>
    <style:style style:name="T73" style:family="text">
      <style:text-properties officeooo:rsid="0090bbd7"/>
    </style:style>
    <style:style style:name="T74" style:family="text">
      <style:text-properties officeooo:rsid="009230c5"/>
    </style:style>
    <style:style style:name="T75" style:family="text">
      <style:text-properties officeooo:rsid="0093f97d"/>
    </style:style>
    <style:style style:name="T76" style:family="text">
      <style:text-properties officeooo:rsid="00942287"/>
    </style:style>
    <style:style style:name="T77" style:family="text">
      <style:text-properties officeooo:rsid="0095d28f"/>
    </style:style>
    <style:style style:name="T78" style:family="text">
      <style:text-properties officeooo:rsid="0095e7cb"/>
    </style:style>
    <style:style style:name="T79" style:family="text">
      <style:text-properties officeooo:rsid="0097dca3"/>
    </style:style>
    <style:style style:name="T80" style:family="text">
      <style:text-properties officeooo:rsid="009a94d0"/>
    </style:style>
    <style:style style:name="T81" style:family="text">
      <style:text-properties officeooo:rsid="009b1470"/>
    </style:style>
    <style:style style:name="T82" style:family="text">
      <style:text-properties officeooo:rsid="009bfc37"/>
    </style:style>
    <style:style style:name="T83" style:family="text">
      <style:text-properties officeooo:rsid="009dc6ae"/>
    </style:style>
    <style:style style:name="T84" style:family="text">
      <style:text-properties officeooo:rsid="00a229c9"/>
    </style:style>
    <style:style style:name="T85" style:family="text">
      <style:text-properties officeooo:rsid="00a401e5"/>
    </style:style>
    <style:style style:name="T86" style:family="text">
      <style:text-properties officeooo:rsid="00a53ce2"/>
    </style:style>
    <style:style style:name="T87" style:family="text">
      <style:text-properties officeooo:rsid="00a84450"/>
    </style:style>
    <style:style style:name="T88" style:family="text">
      <style:text-properties officeooo:rsid="00a9fa78"/>
    </style:style>
    <style:style style:name="T89" style:family="text">
      <style:text-properties officeooo:rsid="00aa26af"/>
    </style:style>
    <style:style style:name="T90" style:family="text">
      <style:text-properties officeooo:rsid="00aac385"/>
    </style:style>
    <style:style style:name="T91" style:family="text">
      <style:text-properties officeooo:rsid="00ac68a2"/>
    </style:style>
    <style:style style:name="T92" style:family="text">
      <style:text-properties officeooo:rsid="00b33f54"/>
    </style:style>
    <style:style style:name="T93" style:family="text">
      <style:text-properties officeooo:rsid="00b71c81"/>
    </style:style>
    <style:style style:name="T94" style:family="text">
      <style:text-properties officeooo:rsid="00b7ed14"/>
    </style:style>
    <style:style style:name="T95" style:family="text">
      <style:text-properties officeooo:rsid="00b8e1ce"/>
    </style:style>
    <style:style style:name="T96" style:family="text">
      <style:text-properties officeooo:rsid="00ba217c"/>
    </style:style>
    <style:style style:name="T97" style:family="text">
      <style:text-properties officeooo:rsid="00ba43db"/>
    </style:style>
    <style:style style:name="T98" style:family="text">
      <style:text-properties officeooo:rsid="00be5716"/>
    </style:style>
    <style:style style:name="T99" style:family="text">
      <style:text-properties officeooo:rsid="00c06d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Reflection/Analysis on program specifications:</text:p>
      <text:p text:style-name="P35"/>
      <text:p text:style-name="P2"/>
      <text:p text:style-name="P7">Booking Management:</text:p>
      <text:p text:style-name="P13"/>
      <text:p text:style-name="P1"><text:span text:style-name="T1">The Booking Mangement reflects the main process of this website and includes operations like viewing and booking various proporties by the clients. </text:span><text:span text:style-name="T2">The offered sites are not only owned by the property owners, but also managed online </text:span><text:span text:style-name="T3">by them</text:span><text:span text:style-name="T2">, so that property owners can showcase their sites in their desired way.</text:span><text:span text:style-name="T1"> <text:s/></text:span></text:p>
      <text:p text:style-name="P1"/>
      <text:p text:style-name="P1"/>
      <text:p text:style-name="P4">Users (clients/owners):</text:p>
      <text:p text:style-name="P15"/>
      <text:p text:style-name="P14">To create this distinction between usual website users, property owners and website administrators, <text:span text:style-name="T4">we utilize different user accounts. </text:span><text:span text:style-name="T5">Basic functions like viewing properties and general browsing of the website can be completed without the need to log in to any account. </text:span><text:span text:style-name="T6">Any further actions for example the actual process of booking a property requires a logged-in user. </text:span><text:span text:style-name="T7">Depending on the Wordpress plugin that will be used, the User Management Process is already being handled and only needs slight adjustments or it has to </text:span><text:span text:style-name="T12">be </text:span><text:span text:style-name="T7">implement</text:span><text:span text:style-name="T12">ed</text:span><text:span text:style-name="T7"> using a separate Wordpress Plugin. </text:span><text:span text:style-name="T8">During this particular process, the website user either creates a new User Account or logs into an already existing account. </text:span><text:span text:style-name="T9">The required credential</text:span><text:span text:style-name="T13">s </text:span><text:span text:style-name="T9">are the username/email address and a corresponding password. </text:span><text:span text:style-name="T10">The accounts of the property owners have special permission and allows them to publish site offers, edit, and delete them. </text:span><text:span text:style-name="T11">These special accounts can be aquired by contacting the client, who will be able to create these particular accounts and can forward the credentials to the property owners. </text:span><text:span text:style-name="T14">All the accounts and their corresponding roles are stored within a database, which need to be maintained by the client. </text:span></text:p>
      <text:p text:style-name="P14"/>
      <text:p text:style-name="P14"/>
      <text:p text:style-name="P3">Scheduling:</text:p>
      <text:p text:style-name="P16"/>
      <text:p text:style-name="P17">As in most rental website, the scheduling of the the different bookings is essential for a successful booking process. <text:span text:style-name="T15">As most other functions, the scheduling will be handled by a Wordpress plugin, which will provide a calendar for the user to choose the desired checking dates. </text:span><text:span text:style-name="T16">Since the users can only book stays for three or four days starting on monday and friday, all users will only have a restricted selection of available dates to choose from during the booking process. </text:span><text:span text:style-name="T17">In most calendar and Hotel Booking WordPress plugin</text:span><text:span text:style-name="T55">s</text:span><text:span text:style-name="T17">, this feature of minimum and maximum stay is already included and can, therefore, be used as it is. </text:span><text:span text:style-name="T18">It is important to know that longterm stays are also possible, but need to be negotiated with the property owner directly. </text:span><text:span text:style-name="T19">The proper</text:span><text:span text:style-name="T56">t</text:span><text:span text:style-name="T19">y owner, then, has the permissions to schedule the </text:span><text:span text:style-name="T57">site</text:span><text:span text:style-name="T19"> for a longer period of time, which is not possible for </text:span><text:span text:style-name="T20">clients</text:span><text:span text:style-name="T19"> during a normal booking proccess. </text:span></text:p>
      <text:p text:style-name="P17"/>
      <text:p text:style-name="P17"/>
      <text:p text:style-name="P17"/>
      <text:p text:style-name="P17"/>
      <text:p text:style-name="P5"><text:soft-page-break/>Summer and Winter rates:</text:p>
      <text:p text:style-name="P5"/>
      <text:p text:style-name="P19">With higher interest and booking activity during the main season (summer), some property owners might want to adjust their prices depending on the current season. <text:span text:style-name="T21">Luckily, this feature is already established in most Hotel Booking WordPress plugins. </text:span><text:span text:style-name="T22">Therefore, no additional code need to be written to fulfill this requirement and the property must not even change the prices themselves, since the prices change automatically for most plugins. </text:span></text:p>
      <text:p text:style-name="P19"/>
      <text:p text:style-name="P19"/>
      <text:p text:style-name="P19"/>
      <text:p text:style-name="P6">Photo Identification:</text:p>
      <text:p text:style-name="P5"/>
      <text:p text:style-name="P20">As mentioned before, the Photo Identification is a requirement, that needs be met, but can be implemented in many different ways. <text:span text:style-name="T23">As a beginning, we want to implement an upload field, where the identification document needs to uploaded to. </text:span><text:span text:style-name="T24">This field is a critical requirement during the booking process and the property booking cannot be completed without an uploaded file. </text:span><text:span text:style-name="T54">The identification of the user needs to be checked manually by the Propety Owner. </text:span><text:span text:style-name="T25">In future steps, this process can be upgraded with an automatic check of authenticity, but will probably generate addiditonal fees for the client.</text:span></text:p>
      <text:p text:style-name="P20"/>
      <text:p text:style-name="P20"/>
      <text:p text:style-name="P9">Ratings and Feedback:</text:p>
      <text:p text:style-name="P20"/>
      <text:p text:style-name="P24">Ratings and Reviews of the different properties will be shown as part of each offered site<text:span text:style-name="T40">s. There are multiple ways to implement the feedback system and those need to be discussed with the client (Haukainga Home Winds) prior to development. </text:span><text:span text:style-name="T41">We suggest a system, where users need to login and, then, can give feedback to any offered property. </text:span><text:span text:style-name="T42">We rely on the users to only give feedback to the sites they visited, but it is still possible to rate other properties. </text:span><text:span text:style-name="T50">This feedback consists of basic </text:span><text:span text:style-name="T51">a </text:span><text:span text:style-name="T50">five star rating and a comment section, where users can comment on their experiences of the property. </text:span><text:span text:style-name="T43">To delete fake reviews </text:span><text:span text:style-name="T45">(people giving feedback to places they did not visit)</text:span><text:span text:style-name="T43"> or remove the </text:span><text:span text:style-name="T46">entire </text:span><text:span text:style-name="T43">feedback section, the system adminstrator and owner of the website need to be contacte</text:span><text:span text:style-name="T44">d. </text:span><text:span text:style-name="T45">This approach should work fine, when the number of fake reviews </text:span><text:span text:style-name="T47">is low. </text:span><text:span text:style-name="T48">In case the number of those reports increase, we suggest a system, where the Property Owners controll their </text:span><text:span text:style-name="T52">own</text:span><text:span text:style-name="T48"> respective feedback section. </text:span><text:span text:style-name="T49">It is important to note, that the latter approach will not be implemented as part of this project, but can be added in future updates. </text:span></text:p>
      <text:p text:style-name="P24"/>
      <text:p text:style-name="P24"/>
      <text:p text:style-name="P24"/>
      <text:p text:style-name="P24"/>
      <text:p text:style-name="P24"/>
      <text:p text:style-name="P24"/>
      <text:p text:style-name="P24"/>
      <text:p text:style-name="P24"/>
      <text:p text:style-name="P24"/>
      <text:p text:style-name="P24"/>
      <text:p text:style-name="P20"/>
      <text:p text:style-name="P8"><text:soft-page-break/>User Management</text:p>
      <text:p text:style-name="P20"/>
      <text:p text:style-name="P21">User Management is a key feature in every rental/booking website. <text:span text:style-name="T26">Allowing different users to perform exclusive tasks is essential to build a functional booking website. This website will have three different User roles, which each have <text:tab/>distinct permissions, when it comes to operating on the website. </text:span></text:p>
      <text:p text:style-name="P21"><text:span text:style-name="T27">First and the most basic account, is the basic user account (client). Users of the website, who wish to book a property first need to log in or create an account. </text:span><text:span text:style-name="T28">For creating an account, the client has to enter his/her name, birthdate and email address. </text:span><text:span text:style-name="T29">These pieces of information a</text:span><text:span text:style-name="T30">re</text:span><text:span text:style-name="T29"> mandatory to check the authenticity of the Photo Identification, </text:span><text:span text:style-name="T31">which is part of the booking process. </text:span></text:p>
      <text:p text:style-name="P21"><text:span text:style-name="T32">The second account is the Property Owner account, which allows the user to publish, edit and delete personal properties (Propery Management). </text:span><text:span text:style-name="T33">These accounts can not be created by the property owner, but must be generated by the system adminstrator. </text:span><text:span text:style-name="T34">The procedure ensures, that only selected people can showcase their properties on the website. To receive such an account, the client (Haukainga Home Winds) needs to be contacted. </text:span><text:span text:style-name="T35">After contacting the owner of the website and potential inspections of the property, it is up to the website owner, if he/she wants to give out the account. </text:span><text:span text:style-name="T36">The system administrator can easily create these special accounts by generating a new account and setting the role to “Property Owner”. </text:span></text:p>
      <text:p text:style-name="P22">The third type of account is the system administrator. <text:span text:style-name="T37">This account has full controll over the website and performs all the system administration tasks </text:span><text:span text:style-name="T39">(System Administration)</text:span><text:span text:style-name="T37">. </text:span><text:span text:style-name="T38">Since this account can alter every aspect of the website, it is important to use this account only when it is required. </text:span></text:p>
      <text:p text:style-name="P23">All these accounts are essential for a smooth operation of the website. The most basic features, like viewing offered properties or generally navigating through the website can be done without any active account. </text:p>
      <text:p text:style-name="P23"/>
      <text:p text:style-name="P23"/>
      <text:p text:style-name="P10">Property Management:</text:p>
      <text:p text:style-name="P25"/>
      <text:p text:style-name="P26">As mentioned before, Property Owners need to be able to add, edit and remove their personal properties. <text:span text:style-name="T65">Property details, which can be changed adjusted by the individual Property Owners include the name of the Property, the location, the owner, the size, the number of rooms, a general description of the site, </text:span><text:span text:style-name="T66">the price, pictures, etc. </text:span><text:span text:style-name="T58">Since we heavily rely on existing WordPress plugins, this key feature must be available in the plugin we finally choose. </text:span><text:span text:style-name="T61">Because</text:span><text:span text:style-name="T59"> it is one of the most important requirements of any rental websites, most plugins come with the necessary functionality </text:span><text:span text:style-name="T60">in this regard, </text:span><text:span text:style-name="T61">meaning </text:span><text:span text:style-name="T59">that </text:span><text:span text:style-name="T61">only small features</text:span><text:span text:style-name="T59"> need to be added manually. </text:span><text:span text:style-name="T61">This </text:span><text:span text:style-name="T62">includes the integration of Google Maps to the different properties. </text:span><text:span text:style-name="T63">This feature is often not included by default but can be added to the website using additional third-party WordPress plugins. </text:span><text:span text:style-name="T64">One example of those plugins is “</text:span><text:span text:style-name="T53">WP Go Maps (formerly WP Google Maps)” </text:span><text:span text:style-name="T64">which uses the Google Maps API and relies on so-called shortcodes to project the created maps onto the website. </text:span></text:p>
      <text:p text:style-name="P26"/>
      <text:p text:style-name="P26"/>
      <text:p text:style-name="P26"/>
      <text:p text:style-name="P26"/>
      <text:p text:style-name="P26"/>
      <text:p text:style-name="P11"><text:soft-page-break/>System Administration:</text:p>
      <text:p text:style-name="P11"/>
      <text:p text:style-name="P27">System administration is a major part <text:span text:style-name="T67">of web development</text:span>, which greatly increases in significance after the development process of the website. <text:span text:style-name="T68">In general, there are multiple tasks a system administrator needs to take care of. </text:span><text:span text:style-name="T69">One of the most important tasks is the maintenance of the website. This includes bug fixes, updates, error handling, etc. </text:span><text:span text:style-name="T70">All these tasks are essential to keep the website updated and to reduce the risks of cyber attacks. Since the client is personally not capable of fulfilling</text:span> <text:span text:style-name="T71">this function, we suggest to get in touch with an experienced IT employee to handle these tasks. </text:span></text:p>
      <text:p text:style-name="P36">When it comes to the system of the website itself, there are additional choices that need to be made by the client, where we, as the developers, can only recommend certain solutions.</text:p>
      <text:p text:style-name="P28"/>
      <text:p text:style-name="P28"><text:span text:style-name="T72">One important aspect is the </text:span><text:span text:style-name="T73">act of </text:span><text:span text:style-name="T72">hosting the website. </text:span><text:span text:style-name="T78">For this particular project</text:span><text:span text:style-name="T73">, there is no need to setup a personal webserver to host the website. </text:span><text:span text:style-name="T74">This approach would </text:span><text:span text:style-name="T75">not </text:span><text:span text:style-name="T74">only generate additional fees for the client, </text:span><text:span text:style-name="T79">but also</text:span><text:span text:style-name="T74"> increase the workload for the system administrator. </text:span><text:span text:style-name="T76">In contrast, we recommend hosting the website on a third-party platform, which is rather cheap depending on the plantform and </text:span><text:span text:style-name="T77">the maintenance of the entire hosting process does not need to be handled by the client. </text:span></text:p>
      <text:p text:style-name="P29">The next step of setting up the website so that it can actually be used, is to get a domain name. <text:span text:style-name="T80">There are several website, where domain names can be leased </text:span><text:span text:style-name="T81">(the client has the right for the specific domain name only for a certain period of time). </text:span><text:span text:style-name="T82">The name of the website needs to be determined by the client </text:span><text:span text:style-name="T83">prior to hosting the website. </text:span></text:p>
      <text:p text:style-name="P30"/>
      <text:p text:style-name="P30">During the operation of the website, there must be a distinct separation of concerns between the system administrator and the Property Owners within the website. </text:p>
      <text:p text:style-name="P31">Property Owners can only adjust the details of their personal properties. They have the permissions to add new properties and delete them at any given point in time. <text:span text:style-name="T84">How to handle newly added properties is up to the client, <text:s/>cannot be developed without communications with the client. </text:span><text:span text:style-name="T85">One example might be a system, where the Property Owner needs the approval of the system adminstrator to publish a new property. </text:span><text:span text:style-name="T86">But as stated before, this system will not be implemented and Property Owners can offer as many sites as they wish. </text:span></text:p>
      <text:p text:style-name="P32">It is essential to note that apart from their personal properties, the Property Owners cannot affect the website in any other way. </text:p>
      <text:p text:style-name="P33">This tasks belongs to the system administrator, who has the permissions to navigate through the website freely with the possibility to change every aspect of the website. <text:span text:style-name="T87">This </text:span><text:span text:style-name="T88">includes </text:span><text:span text:style-name="T89">changing the details of the various properties. </text:span><text:span text:style-name="T90">But as mentioned, this part of the website should be managed by the Propery Owners and should only be enter by the system administrator in rare circumstances. </text:span><text:span text:style-name="T91">Other then that, it is task of the system administrator to keep the website running smoothly and making changes, which will effect all users of the website (for example adding new features for the Property Owners to use).</text:span></text:p>
      <text:p text:style-name="P34">In addition, the system administrator has extra tasks like creating the account of the Property Ownser, deleting hateful or insulting reviews, <text:span text:style-name="T92">keep the databases secure and updated. </text:span></text:p>
      <text:p text:style-name="P12"><text:soft-page-break/>Data Management:</text:p>
      <text:p text:style-name="P18"/>
      <text:p text:style-name="P37">Data Management is not just important <text:span text:style-name="T93">for booking websites, but for any online application</text:span><text:span text:style-name="T94">s</text:span><text:span text:style-name="T93">, where sensitive information is stored. </text:span><text:span text:style-name="T95">During the development process and the maintenance phase, keeping the database updated, restricting the access to the sensivite information and choosing strong passwords are fundamental to prevent sensitive information from leaking to the public. </text:span></text:p>
      <text:p text:style-name="P38">The system administrator needs to ensure, that the right accounts have access to the databases. <text:span text:style-name="T96">In detail, this means, that only the administrator is allowed to access the database with personal information. </text:span><text:span text:style-name="T97">Property Owners and regular website Users will not be able to access any sensitive information. </text:span><text:span text:style-name="T99">This does not mean that they can not change their personal data, but rather that they can not actively access the database and make changes there. </text:span></text:p>
      <text:p text:style-name="P39">This sensitive information includes details about custormers, Property Owners, system administrators, payments, refunds, bookings, feedback, etc. Closer specifications about the stored data can be observed in the ERD diagram.</text:p>
      <text:p text:style-name="P40">It is of utmost importance, that the storage of personal information is in accordance with the privace act of 2020. <text:span text:style-name="T98">Ignoring this privacy act puts the client in a position for a possible lawsuit, which might have grave consequences. </text:span></text:p>
      <text:p text:style-name="P38"/>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37cm" fo:margin-right="2.9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7T22:40:29.441476843</meta:creation-date>
    <dc:date>2023-10-08T19:03:51.837666935</dc:date>
    <meta:editing-duration>PT10H2M9S</meta:editing-duration>
    <meta:editing-cycles>146</meta:editing-cycles>
    <meta:generator>LibreOffice/7.3.7.2$Linux_X86_64 LibreOffice_project/30$Build-2</meta:generator>
    <meta:document-statistic meta:table-count="0" meta:image-count="0" meta:object-count="0" meta:page-count="5" meta:paragraph-count="36" meta:word-count="2000" meta:character-count="12354" meta:non-whitespace-character-count="10366"/>
  </office:meta>
</office:document-meta>
</file>